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FKai-SB" svg:font-family="DFKai-SB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DFKai-SB" style:font-name-asian="DFKai-SB" fo:font-size="14pt" style:font-size-asian="14pt" style:font-size-complex="14pt"/>
    </style:style>
    <style:style style:name="P2" style:parent-style-name="Normal" style:family="paragraph">
      <style:text-properties style:font-name="DFKai-SB" style:font-name-asian="DFKai-SB" fo:font-size="14pt" style:font-size-asian="14pt" style:font-size-complex="14pt"/>
    </style:style>
    <style:style style:name="P3" style:parent-style-name="Normal" style:family="paragraph">
      <style:paragraph-properties style:snap-to-layout-grid="false" fo:margin-bottom="0.125in" style:line-height-at-least="0.1666in"/>
    </style:style>
    <style:style style:name="T4" style:parent-style-name="DefaultParagraphFont" style:family="text">
      <style:text-properties style:font-name="Wingdings 2" style:font-name-asian="Wingdings 2" style:font-name-complex="Wingdings 2" fo:font-size="14pt" style:font-size-asian="14pt" style:font-size-complex="14pt"/>
    </style:style>
    <style:style style:name="T5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P6" style:parent-style-name="Normal" style:family="paragraph">
      <style:paragraph-properties style:snap-to-layout-grid="false" fo:margin-bottom="0.125in" style:line-height-at-least="0.1666in"/>
    </style:style>
    <style:style style:name="T7" style:parent-style-name="DefaultParagraphFont" style:family="text">
      <style:text-properties style:font-name="Wingdings 2" style:font-name-asian="Wingdings 2" style:font-name-complex="Wingdings 2" fo:font-size="14pt" style:font-size-asian="14pt" style:font-size-complex="14pt"/>
    </style:style>
    <style:style style:name="T8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T9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P10" style:parent-style-name="Normal" style:family="paragraph">
      <style:paragraph-properties style:snap-to-layout-grid="false" fo:margin-bottom="0.125in" style:line-height-at-least="0.1666in" fo:text-indent="1.6722in"/>
      <style:text-properties style:font-name="DFKai-SB" style:font-name-asian="DFKai-SB" fo:font-size="14pt" style:font-size-asian="14pt" style:font-size-complex="14pt"/>
    </style:style>
    <style:style style:name="P11" style:parent-style-name="Normal" style:family="paragraph">
      <style:paragraph-properties style:snap-to-layout-grid="false" fo:margin-bottom="0.125in" style:line-height-at-least="0.1666in" fo:text-indent="1.6722in"/>
      <style:text-properties style:font-name="DFKai-SB" style:font-name-asian="DFKai-SB" fo:font-size="14pt" style:font-size-asian="14pt" style:font-size-complex="14pt"/>
    </style:style>
    <style:style style:name="T12" style:parent-style-name="DefaultParagraphFont" style:family="text">
      <style:text-properties style:font-name="DFKai-SB" style:font-name-asian="DFKai-SB" fo:font-weight="bold" style:font-weight-asian="bold" fo:font-size="14pt" style:font-size-asian="14pt" style:font-size-complex="14pt"/>
    </style:style>
    <style:style style:name="T13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P14" style:parent-style-name="Normal" style:family="paragraph">
      <style:text-properties style:font-name="DFKai-SB" style:font-name-asian="DFKai-SB" fo:font-size="14pt" style:font-size-asian="14pt" style:font-size-complex="14pt"/>
    </style:style>
    <style:style style:name="P15" style:parent-style-name="Normal" style:family="paragraph">
      <style:text-properties style:font-name="DFKai-SB" style:font-name-asian="DFKai-SB" fo:font-size="14pt" style:font-size-asian="14pt" style:font-size-complex="14pt"/>
    </style:style>
    <style:style style:name="P16" style:parent-style-name="Normal" style:family="paragraph">
      <style:text-properties style:font-name="DFKai-SB" style:font-name-asian="DFKai-SB" fo:font-size="14pt" style:font-size-asian="14pt" style:font-size-complex="14pt"/>
    </style:style>
    <style:style style:name="T17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T18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T19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T20" style:parent-style-name="DefaultParagraphFont" style:family="text">
      <style:text-properties style:font-name="DFKai-SB" style:font-name-asian="DFKai-SB" fo:font-weight="bold" style:font-weight-asian="bold" fo:font-size="14pt" style:font-size-asian="14pt" style:font-size-complex="14pt"/>
    </style:style>
    <style:style style:name="T21" style:parent-style-name="DefaultParagraphFont" style:family="text">
      <style:text-properties style:font-name="DFKai-SB" style:font-name-asian="DFKai-SB" fo:font-weight="bold" style:font-weight-asian="bold" fo:font-size="14pt" style:font-size-asian="14pt" style:font-size-complex="14pt"/>
    </style:style>
    <style:style style:name="T22" style:parent-style-name="DefaultParagraphFont" style:family="text">
      <style:text-properties style:font-name="DFKai-SB" style:font-name-asian="DFKai-SB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="DFKai-SB" style:font-name-asian="DFKai-SB" fo:font-weight="bold" style:font-weight-asian="bold" fo:font-size="14pt" style:font-size-asian="14pt" style:font-size-complex="14pt"/>
    </style:style>
    <style:style style:name="T24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T25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T26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T27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T28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P29" style:parent-style-name="Normal" style:family="paragraph">
      <style:paragraph-properties fo:text-indent="0.1965in"/>
      <style:text-properties style:font-name="DFKai-SB" style:font-name-asian="DFKai-SB" fo:font-size="14pt" style:font-size-asian="14pt" style:font-size-complex="14pt"/>
    </style:style>
    <style:style style:name="P30" style:parent-style-name="Normal" style:family="paragraph">
      <style:paragraph-properties fo:text-indent="0.1965in"/>
      <style:text-properties style:font-name="DFKai-SB" style:font-name-asian="DFKai-SB" fo:font-size="14pt" style:font-size-asian="14pt" style:font-size-complex="14pt"/>
    </style:style>
    <style:style style:name="T31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T32" style:parent-style-name="DefaultParagraphFont" style:family="text">
      <style:text-properties style:font-name="DFKai-SB" style:font-name-asian="DFKai-SB" fo:font-weight="bold" style:font-weight-asian="bold" fo:font-size="14pt" style:font-size-asian="14pt" style:font-size-complex="14pt"/>
    </style:style>
    <style:style style:name="T33" style:parent-style-name="DefaultParagraphFont" style:family="text">
      <style:text-properties style:font-name="DFKai-SB" style:font-name-asian="DFKai-SB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style:font-name="DFKai-SB" style:font-name-asian="DFKai-SB" fo:font-weight="bold" style:font-weight-asian="bold" fo:font-size="14pt" style:font-size-asian="14pt" style:font-size-complex="14pt"/>
    </style:style>
    <style:style style:name="T35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P36" style:parent-style-name="Normal" style:family="paragraph">
      <style:paragraph-properties fo:text-indent="0.1965in"/>
      <style:text-properties style:font-name="DFKai-SB" style:font-name-asian="DFKai-SB" fo:font-size="14pt" style:font-size-asian="14pt" style:font-size-complex="14pt"/>
    </style:style>
    <style:style style:name="P37" style:parent-style-name="Normal" style:family="paragraph">
      <style:paragraph-properties fo:text-indent="0.1965in"/>
      <style:text-properties style:font-name="DFKai-SB" style:font-name-asian="DFKai-SB" fo:font-size="14pt" style:font-size-asian="14pt" style:font-size-complex="14pt"/>
    </style:style>
    <style:style style:name="T38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T39" style:parent-style-name="DefaultParagraphFont" style:family="text">
      <style:text-properties style:font-name="DFKai-SB" style:font-name-asian="DFKai-SB" fo:font-weight="bold" style:font-weight-asian="bold" fo:font-size="14pt" style:font-size-asian="14pt" style:font-size-complex="14pt"/>
    </style:style>
    <style:style style:name="T40" style:parent-style-name="DefaultParagraphFont" style:family="text">
      <style:text-properties style:font-name="DFKai-SB" style:font-name-asian="DFKai-SB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style:font-name="DFKai-SB" style:font-name-asian="DFKai-SB" fo:font-weight="bold" style:font-weight-asian="bold" fo:font-size="14pt" style:font-size-asian="14pt" style:font-size-complex="14pt"/>
    </style:style>
    <style:style style:name="T42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P43" style:parent-style-name="Normal" style:family="paragraph">
      <style:paragraph-properties fo:text-indent="0.1965in"/>
      <style:text-properties style:font-name="DFKai-SB" style:font-name-asian="DFKai-SB" fo:font-size="14pt" style:font-size-asian="14pt" style:font-size-complex="14pt"/>
    </style:style>
    <style:style style:name="P44" style:parent-style-name="Normal" style:family="paragraph">
      <style:paragraph-properties fo:text-indent="0.1965in"/>
      <style:text-properties style:font-name="DFKai-SB" style:font-name-asian="DFKai-SB" fo:font-size="14pt" style:font-size-asian="14pt" style:font-size-complex="14pt"/>
    </style:style>
    <style:style style:name="P45" style:parent-style-name="Normal" style:family="paragraph">
      <style:paragraph-properties style:snap-to-layout-grid="false" style:line-height-at-least="0.1666in" fo:margin-left="0.7875in" fo:text-indent="-0.7875in">
        <style:tab-stops/>
      </style:paragraph-properties>
    </style:style>
    <style:style style:name="T46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T47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T48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T49" style:parent-style-name="DefaultParagraphFont" style:family="text">
      <style:text-properties style:font-name="DFKai-SB" style:font-name-asian="DFKai-SB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0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T51" style:parent-style-name="DefaultParagraphFont" style:family="text">
      <style:text-properties style:font-name="DFKai-SB" style:font-name-asian="DFKai-SB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style:font-name="DFKai-SB" style:font-name-asian="DFKai-SB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P54" style:parent-style-name="Normal" style:family="paragraph">
      <style:paragraph-properties style:snap-to-layout-grid="false" style:line-height-at-least="0.1666in" fo:margin-left="0.7868in" fo:text-indent="-0.1965in">
        <style:tab-stops/>
      </style:paragraph-properties>
    </style:style>
    <style:style style:name="T55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T56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T57" style:parent-style-name="DefaultParagraphFont" style:family="text">
      <style:text-properties style:font-name="DFKai-SB" style:font-name-asian="DFKai-SB" fo:font-size="14pt" style:font-size-asian="14pt" style:font-size-complex="14pt"/>
    </style:style>
    <style:style style:name="T58" style:parent-style-name="DefaultParagraphFont" style:family="text">
      <style:text-properties style:font-name="DFKai-SB" style:font-name-asian="DFKai-SB" fo:font-size="14pt" style:font-size-asian="14pt" style:font-size-complex="14pt"/>
    </style:style>
  </office:automatic-styles>
  <office:body>
    <office:text text:use-soft-page-breaks="true">
      <text:p text:style-name="P1">臺北科技大學資工系研究生學位考試口試委員基本資料表</text:p>
      <text:p text:style-name="P2">學期別：______學年度_____學期<text:s text:c="12"/>口試日期：______年_____月_____日</text:p>
      <text:p text:style-name="P3"><text:span text:style-name="T4"></text:span><text:span text:style-name="T5">碩士班研究生 <text:s text:c="2"/>學號：_________________ 姓名：_________________</text:span></text:p>
      <text:p text:style-name="P6"><text:span text:style-name="T7"></text:span><text:span text:style-name="T8">博士班研究生 <text:s text:c="2"/></text:span><text:span text:style-name="T9">學號：_________________ 姓名：_________________</text:span></text:p>
      <text:p text:style-name="P10">學號：_________________ 姓名：_________________</text:p>
      <text:p text:style-name="P11">學號：_________________ 姓名：_________________ <text:s text:c="2"/></text:p>
      <text:p text:style-name="Normal"><text:span text:style-name="T12">口試委員名單</text:span><text:span text:style-name="T13">：</text:span></text:p>
      <text:p text:style-name="P14">1.員工編號(校內)<text:s/>：_________________________姓名：________________________</text:p>
      <text:p text:style-name="P15">2.員工編號(校內)<text:s/>：_________________________姓名：________________________</text:p>
      <text:p text:style-name="P16">3.員工編號(校內)<text:s/>：_________________________姓名：________________________</text:p>
      <text:p text:style-name="Normal"><text:span text:style-name="T17">4.身分證字號(校外)：______________</text:span><text:span text:style-name="T18">_______</text:span><text:span text:style-name="T19">___</text:span><text:span text:style-name="T20">姓名</text:span><text:span text:style-name="T21">(</text:span><text:span text:style-name="T22">簽名</text:span><text:span text:style-name="T23">)</text:span><text:span text:style-name="T24">：_______</text:span><text:span text:style-name="T25">_</text:span><text:span text:style-name="T26">_</text:span><text:span text:style-name="T27">_</text:span><text:span text:style-name="T28">_________</text:span></text:p>
      <text:p text:style-name="P29">往來金融機構名稱：________________________帳號：________________________</text:p>
      <text:p text:style-name="P30">地址：_________________________________________交通費(車種)<text:s/>：__________</text:p>
      <text:p text:style-name="Normal"><text:span text:style-name="T31">5.身分證字號(校外)：________________________</text:span><text:span text:style-name="T32">姓名(</text:span><text:span text:style-name="T33">簽名</text:span><text:span text:style-name="T34">)：</text:span><text:span text:style-name="T35">___________________</text:span></text:p>
      <text:p text:style-name="P36">往來金融機構名稱：________________________帳號：________________________</text:p>
      <text:p text:style-name="P37">地址：_________________________________________交通費(車種)<text:s/>：__________</text:p>
      <text:p text:style-name="Normal"><text:span text:style-name="T38">6.身分證字號(校外)：________________________</text:span><text:span text:style-name="T39">姓名(</text:span><text:span text:style-name="T40">簽名</text:span><text:span text:style-name="T41">)：</text:span><text:span text:style-name="T42">___________________</text:span></text:p>
      <text:p text:style-name="P43">往來金融機構名稱：________________________帳號：________________________</text:p>
      <text:p text:style-name="P44">地址：_________________________________________交通費(車種)<text:s/>：__________</text:p>
      <text:p text:style-name="P45"><text:span text:style-name="T46">備註：</text:span><text:span text:style-name="T47">1.</text:span><text:span text:style-name="T48">交通費包括行程中必須搭乘之汽車、火車、高鐵、捷運、輪船等費，</text:span><text:span text:style-name="T49">均按實報支</text:span><text:span text:style-name="T50">，</text:span><text:span text:style-name="T51">另</text:span><text:span text:style-name="T52">搭乘高鐵者，交通費需檢據核銷</text:span><text:span text:style-name="T53">。</text:span></text:p>
      <text:p text:style-name="P54"><text:span text:style-name="T55">2.表格不</text:span><text:span text:style-name="T56">敷</text:span><text:span text:style-name="T57">填寫</text:span><text:span text:style-name="T58">請自行加印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FKai-SB" svg:font-family="DFKai-SB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/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HeaderChar" style:display-name="Header Char" style:family="text" style:parent-style-name="DefaultParagraphFont">
      <style:text-properties fo:font-size="10pt" style:font-size-asian="10pt" style:font-size-complex="10pt"/>
    </style:style>
    <style:style style:name="Footer" style:display-name="Footer" style:family="paragraph" style:parent-style-name="Normal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FooterChar" style:display-name="Footer Char" style:family="text" style:parent-style-name="DefaultParagraphFont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4923in" fo:margin-bottom="0.5909in" fo:margin-right="0.4909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chuang</meta:initial-creator>
    <dc:creator>Microsoft Office 使用者</dc:creator>
    <meta:creation-date>2017-01-12T02:55:00Z</meta:creation-date>
    <dc:date>2017-01-12T02:55:00Z</dc:date>
    <meta:print-date>2013-01-04T07:29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166" meta:character-count="1112" meta:row-count="7" meta:non-whitespace-character-count="948"/>
  </office:meta>
</office:document-meta>
</file>